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6cm" fo:min-width="3.5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6cm" fo:min-width="2.21cm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fo:min-height="0.65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252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514cm"/>
    </style:style>
    <style:style style:name="gr8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75cm" fo:min-width="5.7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3" style:family="paragraph">
      <style:text-properties fo:font-size="13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5pt" style:font-size-complex="15pt"/>
    </style:style>
    <style:style style:name="P15" style:family="paragraph">
      <style:paragraph-properties fo:text-align="center"/>
      <style:text-properties fo:font-size="13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5pt" style:font-size-complex="15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6cm" svg:y="1.11cm">
          <draw:text-box>
            <text:p text:style-name="P1"><text:span text:style-name="T1">Initialis</text:span><text:span text:style-name="T1">ation</text:span></text:p>
          </draw:text-box>
        </draw:frame>
        <draw:custom-shape draw:style-name="gr2" draw:text-style-name="P4" xml:id="id3" draw:id="id3" draw:layer="layout" svg:width="4.6cm" svg:height="1cm" svg:x="2.01cm" svg:y="3.162cm">
          <text:p text:style-name="P3">Read in script </text:p>
          <text:p text:style-name="P3">Variables from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9.11cm" svg:y="3.188cm">
          <text:p text:style-name="P3">Read in script </text:p>
          <text:p text:style-name="P3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8.21cm" svg:y="5.762cm">
          <text:p text:style-name="P3">Choose FF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8.327cm" svg:y="23.829cm">
          <text:p text:style-name="P3">Bonded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1.41cm" svg:y1="4.188cm" svg:x2="10.034cm" svg:y2="5.762cm" draw:start-shape="id1" draw:start-glue-point="2" draw:end-shape="id2" draw:end-glue-point="0" svg:d="M11410 4188v564h-1376v1010" svg:viewBox="0 0 1377 1575">
          <text:p/>
        </draw:connector>
        <draw:connector draw:style-name="gr6" draw:text-style-name="P5" draw:layer="layout" draw:line-skew="-0.209cm" svg:x1="4.31cm" svg:y1="4.162cm" svg:x2="10.034cm" svg:y2="5.762cm" draw:start-shape="id3" draw:start-glue-point="2" draw:end-shape="id2" draw:end-glue-point="0" svg:d="M4310 4162v592h5724v1008" svg:viewBox="0 0 5725 1601">
          <text:p/>
        </draw:connector>
        <draw:custom-shape draw:style-name="gr7" draw:text-style-name="P4" xml:id="id4" draw:id="id4" draw:layer="layout" svg:width="4.6cm" svg:height="1cm" svg:x="2.038cm" svg:y="23.879cm">
          <text:p text:style-name="P3">Parse 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43cm" svg:y="27.033cm">
          <text:p text:style-name="P3">GROMACS</text:p>
          <text:p text:style-name="P3">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31cm" svg:y1="4.162cm" svg:x2="4.338cm" svg:y2="23.879cm" draw:start-shape="id3" draw:start-glue-point="2" draw:end-shape="id4" draw:end-glue-point="0" svg:d="M4310 4162l28 19717" svg:viewBox="0 0 29 19718">
          <text:p/>
        </draw:connector>
        <draw:custom-shape draw:style-name="gr9" draw:text-style-name="P4" xml:id="id6" draw:id="id6" draw:layer="layout" svg:width="2.659cm" svg:height="1cm" svg:x="6.039cm" svg:y="27.035cm">
          <text:p text:style-name="P3">cpu 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3.979cm" svg:y2="27.033cm" draw:start-shape="id4" draw:start-glue-point="2" draw:end-shape="id5" draw:end-glue-point="0" svg:d="M4338 24879v1078h-359v1076" svg:viewBox="0 0 360 2155">
          <text:p/>
        </draw:connector>
        <draw:connector draw:style-name="gr6" draw:text-style-name="P5" draw:layer="layout" svg:x1="4.338cm" svg:y1="24.879cm" svg:x2="7.368cm" svg:y2="27.035cm" draw:start-shape="id4" draw:start-glue-point="2" draw:end-shape="id6" draw:end-glue-point="0" svg:d="M4338 24879v1079h3030v1077" svg:viewBox="0 0 3031 2157">
          <text:p/>
        </draw:connector>
        <draw:custom-shape draw:style-name="gr10" draw:text-style-name="P4" xml:id="id7" draw:id="id7" draw:layer="layout" svg:width="3.672cm" svg:height="1cm" svg:x="8.917cm" svg:y="27.035cm">
          <text:p text:style-name="P3">general</text:p>
          <text:p text:style-name="P3">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10.753cm" svg:y2="27.035cm" draw:start-shape="id4" draw:start-glue-point="2" draw:end-shape="id7" svg:d="M4338 24879v1079h6415v1077" svg:viewBox="0 0 6416 2157">
          <text:p/>
        </draw:connector>
        <draw:custom-shape draw:style-name="gr11" draw:text-style-name="P7" xml:id="id8" draw:id="id8" draw:layer="layout" svg:width="3.142cm" svg:height="2.234cm" svg:x="8.485cm" svg:y="7.641cm">
          <text:p text:style-name="P6">FF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27cm" svg:y1="8.758cm" svg:x2="11.858cm" svg:y2="6.262cm" draw:start-shape="id8" draw:start-glue-point="7" draw:end-shape="id2" draw:end-glue-point="1" svg:d="M11627 8758h1697v-2496h-1466" svg:viewBox="0 0 1698 2497">
          <text:p/>
        </draw:connector>
        <draw:frame draw:style-name="gr12" draw:text-style-name="P8" draw:layer="layout" svg:width="1.086cm" svg:height="0.976cm" svg:x="11.973cm" svg:y="8.062cm">
          <draw:text-box>
            <text:p><text:span text:style-name="T2">No</text:span></text:p>
          </draw:text-box>
        </draw:frame>
        <draw:frame draw:style-name="gr13" draw:text-style-name="P8" draw:layer="layout" svg:width="1.261cm" svg:height="1.275cm" svg:x="10.071cm" svg:y="9.909cm">
          <draw:text-box>
            <text:p><text:span text:style-name="T2">Ye</text:span><text:span text:style-name="T2">s</text:span></text:p>
          </draw:text-box>
        </draw:frame>
        <draw:connector draw:style-name="gr6" draw:text-style-name="P5" draw:layer="layout" draw:type="line" svg:x1="10.034cm" svg:y1="6.762cm" svg:x2="10.056cm" svg:y2="7.641cm" draw:start-shape="id2" draw:start-glue-point="2" draw:end-shape="id8" draw:end-glue-point="4" svg:d="M10034 6762l22 879" svg:viewBox="0 0 23 880">
          <text:p/>
        </draw:connector>
        <draw:custom-shape draw:style-name="gr14" draw:text-style-name="P4" xml:id="id10" draw:id="id10" draw:layer="layout" svg:width="3.648cm" svg:height="1cm" svg:x="8.226cm" svg:y="10.766cm">
          <text:p text:style-name="P3">Choose FG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9" draw:id="id9" draw:layer="layout" svg:width="3.142cm" svg:height="2.234cm" svg:x="8.501cm" svg:y="12.645cm">
          <text:p text:style-name="P6">FG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43cm" svg:y1="13.762cm" svg:x2="11.874cm" svg:y2="11.266cm" draw:start-shape="id9" draw:start-glue-point="7" draw:end-shape="id10" draw:end-glue-point="1" svg:d="M11643 13762h1697v-2496h-1466" svg:viewBox="0 0 1698 2497">
          <text:p/>
        </draw:connector>
        <draw:frame draw:style-name="gr12" draw:text-style-name="P8" draw:layer="layout" svg:width="1.086cm" svg:height="0.976cm" svg:x="11.989cm" svg:y="13.066cm">
          <draw:text-box>
            <text:p><text:span text:style-name="T2">No</text:span></text:p>
          </draw:text-box>
        </draw:frame>
        <draw:connector draw:style-name="gr6" draw:text-style-name="P5" draw:layer="layout" draw:type="line" svg:x1="10.05cm" svg:y1="11.766cm" svg:x2="10.072cm" svg:y2="12.645cm" draw:start-shape="id10" draw:start-glue-point="2" draw:end-shape="id9" draw:end-glue-point="4" svg:d="M10050 11766l22 879" svg:viewBox="0 0 23 880">
          <text:p/>
        </draw:connector>
        <draw:connector draw:style-name="gr6" draw:text-style-name="P5" draw:layer="layout" draw:type="line" svg:x1="10.056cm" svg:y1="9.875cm" svg:x2="10.05cm" svg:y2="10.766cm" draw:start-shape="id8" draw:start-glue-point="6" draw:end-shape="id10" draw:end-glue-point="0" svg:d="M10056 9875l-6 891" svg:viewBox="0 0 7 892">
          <text:p/>
        </draw:connector>
        <draw:custom-shape draw:style-name="gr15" draw:text-style-name="P4" xml:id="id13" draw:id="id13" draw:layer="layout" svg:width="4.6cm" svg:height="1cm" svg:x="7.768cm" svg:y="20.792cm">
          <text:p text:style-name="P3">Parse FF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8.243cm" svg:y="15.78cm">
          <text:p text:style-name="P3">Choose SOL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1" draw:id="id11" draw:layer="layout" svg:width="3.142cm" svg:height="2.234cm" svg:x="8.488cm" svg:y="17.659cm">
          <text:p text:style-name="P6">SOL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1.63cm" svg:y1="18.776cm" svg:x2="11.891cm" svg:y2="16.28cm" draw:start-shape="id11" draw:start-glue-point="7" draw:end-shape="id12" draw:end-glue-point="1" svg:d="M11630 18776h1727v-2496h-1466" svg:viewBox="0 0 1728 2497">
          <text:p/>
        </draw:connector>
        <draw:frame draw:style-name="gr12" draw:text-style-name="P8" draw:layer="layout" svg:width="1.086cm" svg:height="0.976cm" svg:x="11.976cm" svg:y="18.08cm">
          <draw:text-box>
            <text:p><text:span text:style-name="T2">No</text:span></text:p>
          </draw:text-box>
        </draw:frame>
        <draw:connector draw:style-name="gr6" draw:text-style-name="P5" draw:layer="layout" draw:type="line" svg:x1="10.067cm" svg:y1="16.78cm" svg:x2="10.059cm" svg:y2="17.659cm" draw:start-shape="id12" draw:start-glue-point="2" draw:end-shape="id11" draw:end-glue-point="4" svg:d="M10067 16780l-8 879" svg:viewBox="0 0 9 880">
          <text:p/>
        </draw:connector>
        <draw:connector draw:style-name="gr6" draw:text-style-name="P5" draw:layer="layout" draw:type="line" svg:x1="10.072cm" svg:y1="14.879cm" svg:x2="10.067cm" svg:y2="15.78cm" draw:start-shape="id9" draw:start-glue-point="6" draw:end-shape="id12" draw:end-glue-point="0" svg:d="M10072 14879l-5 901" svg:viewBox="0 0 6 902">
          <text:p/>
        </draw:connector>
        <draw:frame draw:style-name="gr17" draw:text-style-name="P8" draw:layer="layout" svg:width="1.261cm" svg:height="1.275cm" svg:x="10.128cm" svg:y="14.892cm">
          <draw:text-box>
            <text:p><text:span text:style-name="T2">Yes</text:span></text:p>
          </draw:text-box>
        </draw:frame>
        <draw:frame draw:style-name="gr13" draw:text-style-name="P8" draw:layer="layout" svg:width="1.261cm" svg:height="1.275cm" svg:x="10.08cm" svg:y="19.883cm">
          <draw:text-box>
            <text:p><text:span text:style-name="T2">Ye</text:span><text:span text:style-name="T2">s</text:span></text:p>
          </draw:text-box>
        </draw:frame>
        <draw:connector draw:style-name="gr6" draw:text-style-name="P5" draw:layer="layout" draw:type="line" svg:x1="10.059cm" svg:y1="19.893cm" svg:x2="10.068cm" svg:y2="20.792cm" draw:start-shape="id11" draw:start-glue-point="6" draw:end-shape="id13" draw:end-glue-point="0" svg:d="M10059 19893l9 899" svg:viewBox="0 0 10 900">
          <text:p/>
        </draw:connector>
        <draw:connector draw:style-name="gr6" draw:text-style-name="P5" draw:layer="layout" svg:x1="10.068cm" svg:y1="21.792cm" svg:x2="9.327cm" svg:y2="23.829cm" draw:start-shape="id13" draw:start-glue-point="2" draw:end-shape="id14" draw:end-glue-point="0" svg:d="M10068 21792v1019h-741v1018" svg:viewBox="0 0 742 2038">
          <text:p/>
        </draw:connector>
        <draw:custom-shape draw:style-name="gr18" draw:text-style-name="P4" xml:id="id15" draw:id="id15" draw:layer="layout" svg:width="2.2cm" svg:height="1cm" svg:x="10.496cm" svg:y="23.829cm">
          <text:p text:style-name="P3">backbo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862cm" svg:y="23.83cm">
          <text:p text:style-name="P3">Heavy atom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847cm" svg:y="23.831cm">
          <text:p text:style-name="P3">Hydroge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068cm" svg:y1="21.792cm" svg:x2="11.596cm" svg:y2="23.829cm" draw:start-shape="id13" draw:start-glue-point="2" draw:end-shape="id15" draw:end-glue-point="0" svg:d="M10068 21792v1019h1528v1018" svg:viewBox="0 0 1529 2038">
          <text:p/>
        </draw:connector>
        <draw:connector draw:style-name="gr6" draw:text-style-name="P5" draw:layer="layout" svg:x1="10.068cm" svg:y1="21.792cm" svg:x2="14.262cm" svg:y2="23.83cm" draw:start-shape="id13" draw:start-glue-point="2" draw:end-shape="id16" draw:end-glue-point="0" svg:d="M10068 21792v1020h4194v1018" svg:viewBox="0 0 4195 2039">
          <text:p/>
        </draw:connector>
        <draw:connector draw:style-name="gr6" draw:text-style-name="P5" draw:layer="layout" svg:x1="10.068cm" svg:y1="21.792cm" svg:x2="17.074cm" svg:y2="23.831cm" draw:start-shape="id13" draw:start-glue-point="2" draw:end-shape="id17" draw:end-glue-point="0" svg:d="M10068 21792v1020h7006v1019" svg:viewBox="0 0 7007 2040">
          <text:p/>
        </draw:connector>
        <draw:custom-shape draw:style-name="gr21" draw:text-style-name="P4" xml:id="id18" draw:id="id18" draw:layer="layout" svg:width="3.672cm" svg:height="1cm" svg:x="12.781cm" svg:y="27.035cm">
          <text:p text:style-name="P3">Sort residue/bead</text:p>
          <text:p text:style-name="P3">swap dictio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338cm" svg:y1="24.879cm" svg:x2="14.617cm" svg:y2="27.035cm" draw:start-shape="id4" draw:start-glue-point="2" draw:end-shape="id18" svg:d="M4338 24879v1079h10279v1077" svg:viewBox="0 0 10280 2157">
          <text:p/>
        </draw:connector>
        <draw:custom-shape draw:style-name="gr22" draw:text-style-name="P4" xml:id="id19" draw:id="id19" draw:layer="layout" svg:width="1.078cm" svg:height="1cm" svg:x="18.467cm" svg:y="23.832cm">
          <text:p text:style-name="P3">Io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068cm" svg:y1="21.792cm" svg:x2="19.006cm" svg:y2="23.832cm" draw:start-shape="id13" draw:start-glue-point="2" draw:end-shape="id19" draw:end-glue-point="0" svg:d="M10068 21792v1021h8938v1019" svg:viewBox="0 0 8939 2041">
          <text:p/>
        </draw:connector>
      </draw:page>
      <draw:page draw:name="page2" draw:style-name="dp1" draw:master-page-name="Default">
        <draw:frame draw:style-name="gr1" draw:text-style-name="P2" draw:layer="layout" svg:width="9.1cm" svg:height="1.5cm" svg:x="6cm" svg:y="1.14cm">
          <draw:text-box>
            <text:p text:style-name="P1"><text:span text:style-name="T1">Syst</text:span><text:span text:style-name="T1">em </text:span><text:span text:style-name="T1">setu</text:span><text:span text:style-name="T1">p</text:span></text:p>
          </draw:text-box>
        </draw:frame>
        <draw:custom-shape draw:style-name="gr23" draw:text-style-name="P4" xml:id="id20" draw:id="id20" draw:layer="layout" svg:width="4.6cm" svg:height="1cm" svg:x="4.982cm" svg:y="5.355cm">
          <draw:glue-point draw:id="4" svg:x="2.836cm" svg:y="5.09cm"/>
          <draw:glue-point draw:id="5" svg:x="-2.81cm" svg:y="5.04cm"/>
          <text:p text:style-name="P3">Copy input files into </text:p>
          <text:p text:style-name="P3">INPUT folder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1" draw:id="id21" draw:layer="layout" svg:width="2.9cm" svg:height="1cm" svg:x="3.868cm" svg:y="7.255cm">
          <draw:glue-point draw:id="4" svg:x="2.126cm" svg:y="-0.5cm" draw:align="left"/>
          <text:p text:style-name="P3">Center user </text:p>
          <text:p text:style-name="P3">prot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31" draw:id="id31" draw:layer="layout" svg:width="3.03cm" svg:height="1cm" svg:x="7.111cm" svg:y="9.688cm">
          <draw:glue-point draw:id="4" svg:x="-2.368cm" svg:y="-5.01cm"/>
          <text:p text:style-name="P3"><text:span text:style-name="T3">Convert CG </text:span></text:p>
          <text:p text:style-name="P3"><text:span text:style-name="T4">system</text:span><text:span text:style-name="T3"> to p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22" draw:id="id22" draw:layer="layout" svg:width="3cm" svg:height="1cm" svg:x="3.829cm" svg:y="9.137cm">
          <text:p text:style-name="P3">Convert user </text:p>
          <text:p text:style-name="P3">protein to p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xml:id="id24" draw:id="id24" draw:layer="layout" svg:width="2.9cm" svg:height="1cm" svg:x="7.178cm" svg:y="13.442cm">
          <text:p text:style-name="P3"><text:span text:style-name="T3">Ce</text:span><text:span text:style-name="T3">nt</text:span><text:span text:style-name="T3">er </text:span><text:span text:style-name="T3">C</text:span><text:span text:style-name="T3">G </text:span></text:p>
          <text:p text:style-name="P3"><text:span text:style-name="T3">sy</text:span><text:span text:style-name="T3">st</text:span><text:span text:style-name="T3">e</text:span><text:span text:style-name="T3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xml:id="id25" draw:id="id25" draw:layer="layout" svg:width="2.9cm" svg:height="1cm" svg:x="7.17cm" svg:y="18.265cm">
          <text:p text:style-name="P3"><text:span text:style-name="T3">Read in </text:span><text:span text:style-name="T3">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6" draw:id="id26" draw:layer="layout" svg:width="4cm" svg:height="1cm" svg:x="6.644cm" svg:y="20.265cm">
          <text:p text:style-name="P3"><text:span text:style-name="T4">Parse CG </text:span><text:span text:style-name="T4">system</text:span></text:p>
          <text:p text:style-name="P3"><text:span text:style-name="T4">into residue </text:span><text:span text:style-name="T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7" draw:id="id27" draw:layer="layout" svg:width="4.6cm" svg:height="1cm" svg:x="6.344cm" svg:y="22.265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29" draw:id="id29" draw:layer="layout" svg:width="4.6cm" svg:height="1cm" svg:x="6.344cm" svg:y="26.265cm">
          <text:p text:style-name="P3"><text:span text:style-name="T4">Check corresponding </text:span></text:p>
          <text:p text:style-name="P3"><text:span text:style-name="T4">CG fragmen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8" draw:id="id28" draw:layer="layout" svg:width="4.6cm" svg:height="1cm" svg:x="6.344cm" svg:y="24.265cm">
          <text:p text:style-name="P3"><text:span text:style-name="T4">Fix </text:span><text:span text:style-name="T4">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99cm" svg:y1="6.355cm" svg:x2="5.994cm" svg:y2="7.255cm" draw:start-shape="id20" draw:start-glue-point="5" draw:end-shape="id21" draw:end-glue-point="4" svg:d="M5990 6355l4 900" svg:viewBox="0 0 5 901">
          <text:p/>
        </draw:connector>
        <draw:connector draw:style-name="gr6" draw:text-style-name="P5" draw:layer="layout" draw:type="line" svg:x1="5.318cm" svg:y1="8.255cm" svg:x2="5.329cm" svg:y2="9.137cm" draw:start-shape="id21" draw:start-glue-point="2" draw:end-shape="id22" draw:end-glue-point="0" svg:d="M5318 8255l11 882" svg:viewBox="0 0 12 883">
          <text:p/>
        </draw:connector>
        <draw:connector draw:style-name="gr6" draw:text-style-name="P5" draw:layer="layout" draw:type="line" svg:x1="8.621cm" svg:y1="12.563cm" svg:x2="8.628cm" svg:y2="13.442cm" draw:start-shape="id23" draw:start-glue-point="2" draw:end-shape="id24" draw:end-glue-point="0" svg:d="M8621 12563l7 879" svg:viewBox="0 0 8 880">
          <text:p/>
        </draw:connector>
        <draw:connector draw:style-name="gr6" draw:text-style-name="P5" draw:layer="layout" draw:type="line" svg:x1="8.628cm" svg:y1="14.442cm" svg:x2="8.62cm" svg:y2="18.265cm" draw:start-shape="id24" draw:start-glue-point="2" draw:end-shape="id25" draw:end-glue-point="0" svg:d="M8628 14442l-8 3823" svg:viewBox="0 0 9 3824">
          <text:p/>
        </draw:connector>
        <draw:connector draw:style-name="gr6" draw:text-style-name="P5" draw:layer="layout" draw:type="line" svg:x1="8.62cm" svg:y1="19.265cm" svg:x2="8.644cm" svg:y2="20.265cm" draw:start-shape="id25" draw:start-glue-point="2" draw:end-shape="id26" draw:end-glue-point="0" svg:d="M8620 19265l24 1000" svg:viewBox="0 0 25 1001">
          <text:p/>
        </draw:connector>
        <draw:connector draw:style-name="gr6" draw:text-style-name="P5" draw:layer="layout" draw:type="line" svg:x1="8.644cm" svg:y1="21.265cm" svg:x2="8.644cm" svg:y2="22.265cm" draw:start-shape="id26" draw:start-glue-point="2" draw:end-shape="id27" draw:end-glue-point="0" svg:d="M8644 21265v1000" svg:viewBox="0 0 1 1001">
          <text:p/>
        </draw:connector>
        <draw:connector draw:style-name="gr6" draw:text-style-name="P5" draw:layer="layout" draw:type="line" svg:x1="8.644cm" svg:y1="23.265cm" svg:x2="8.644cm" svg:y2="24.265cm" draw:start-shape="id27" draw:start-glue-point="2" draw:end-shape="id28" draw:end-glue-point="0" svg:d="M8644 23265v1000" svg:viewBox="0 0 1 1001">
          <text:p/>
        </draw:connector>
        <draw:connector draw:style-name="gr6" draw:text-style-name="P5" draw:layer="layout" draw:type="line" svg:x1="8.644cm" svg:y1="25.265cm" svg:x2="8.644cm" svg:y2="26.265cm" draw:start-shape="id28" draw:start-glue-point="2" draw:end-shape="id29" draw:end-glue-point="0" svg:d="M8644 25265v1000" svg:viewBox="0 0 1 1001">
          <text:p/>
        </draw:connector>
        <draw:custom-shape draw:style-name="gr33" draw:text-style-name="P4" xml:id="id42" draw:id="id42" draw:layer="layout" svg:width="4.6cm" svg:height="1cm" svg:x="9.46cm" svg:y="3.015cm">
          <draw:glue-point draw:id="4" svg:x="2.836cm" svg:y="5.09cm"/>
          <draw:glue-point draw:id="5" svg:x="-2.81cm" svg:y="5.04cm"/>
          <text:p text:style-name="P3">Create file system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xml:id="id30" draw:id="id30" draw:layer="layout" svg:width="2.448cm" svg:height="1.565cm" svg:x="7.393cm" svg:y="7.24cm">
          <text:p text:style-name="P6">Tpr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8.586cm" svg:y1="6.355cm" svg:x2="8.617cm" svg:y2="7.24cm" draw:start-shape="id20" draw:start-glue-point="4" draw:end-shape="id30" draw:end-glue-point="4" svg:d="M8586 6355l31 885" svg:viewBox="0 0 32 886">
          <text:p/>
        </draw:connector>
        <draw:connector draw:style-name="gr6" draw:text-style-name="P5" draw:layer="layout" draw:type="line" svg:x1="8.617cm" svg:y1="8.805cm" svg:x2="8.626cm" svg:y2="9.688cm" draw:start-shape="id30" draw:start-glue-point="6" draw:end-shape="id31" draw:end-glue-point="0" svg:d="M8617 8805l9 883" svg:viewBox="0 0 10 884">
          <text:p/>
        </draw:connector>
        <draw:frame draw:style-name="gr12" draw:text-style-name="P8" draw:layer="layout" svg:width="1.086cm" svg:height="0.976cm" svg:x="8.778cm" svg:y="8.797cm">
          <draw:text-box>
            <text:p><text:span text:style-name="T2">No</text:span></text:p>
          </draw:text-box>
        </draw:frame>
        <draw:custom-shape draw:style-name="gr35" draw:text-style-name="P4" xml:id="id32" draw:id="id32" draw:layer="layout" svg:width="3.017cm" svg:height="1cm" svg:x="11.832cm" svg:y="7.541cm">
          <draw:glue-point draw:id="4" svg:x="2.836cm" svg:y="5.09cm"/>
          <draw:glue-point draw:id="5" svg:x="-2.81cm" svg:y="5.04cm"/>
          <text:p text:style-name="P3">Create inde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841cm" svg:y1="8.023cm" svg:x2="11.832cm" svg:y2="8.041cm" draw:start-shape="id30" draw:start-glue-point="7" draw:end-shape="id32" draw:end-glue-point="3" svg:d="M9841 8023l1991 18" svg:viewBox="0 0 1992 19">
          <text:p/>
        </draw:connector>
        <draw:custom-shape draw:style-name="gr36" draw:text-style-name="P4" xml:id="id33" draw:id="id33" draw:layer="layout" svg:width="3.203cm" svg:height="1cm" svg:x="11.752cm" svg:y="9.419cm">
          <draw:glue-point draw:id="4" svg:x="2.836cm" svg:y="5.09cm"/>
          <draw:glue-point draw:id="5" svg:x="-2.81cm" svg:y="5.04cm"/>
          <text:p text:style-name="P3">Convert to pdb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34cm" svg:y1="8.541cm" svg:x2="13.353cm" svg:y2="9.419cm" draw:start-shape="id32" draw:start-glue-point="2" draw:end-shape="id33" draw:end-glue-point="0" svg:d="M13340 8541l13 878" svg:viewBox="0 0 14 879">
          <text:p/>
        </draw:connector>
        <draw:custom-shape draw:style-name="gr37" draw:text-style-name="P4" xml:id="id35" draw:id="id35" draw:layer="layout" svg:width="3.017cm" svg:height="1cm" svg:x="15.914cm" svg:y="11.96cm">
          <draw:glue-point draw:id="4" svg:x="2.836cm" svg:y="5.09cm"/>
          <draw:glue-point draw:id="5" svg:x="-2.81cm" svg:y="5.04cm"/>
          <text:p text:style-name="P3">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36" draw:id="id36" draw:layer="layout" svg:width="5.158cm" svg:height="1cm" svg:x="10.785cm" svg:y="14.504cm">
          <draw:glue-point draw:id="4" svg:x="2.836cm" svg:y="5.09cm"/>
          <draw:glue-point draw:id="5" svg:x="-2.81cm" svg:y="5.04cm"/>
          <text:p text:style-name="P3">Center on </text:p>
          <text:p text:style-name="P3">Protein and 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xml:id="id34" draw:id="id34" draw:layer="layout" svg:width="3.312cm" svg:height="2.319cm" svg:x="11.701cm" svg:y="11.3cm">
          <text:p text:style-name="P6">Protein in </text:p>
          <text:p text:style-name="P6">index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086cm" svg:height="0.976cm" svg:x="14.78cm" svg:y="11.661cm">
          <draw:text-box>
            <text:p><text:span text:style-name="T2">No</text:span></text:p>
          </draw:text-box>
        </draw:frame>
        <draw:connector draw:style-name="gr6" draw:text-style-name="P5" draw:layer="layout" draw:type="line" svg:x1="13.353cm" svg:y1="10.419cm" svg:x2="13.357cm" svg:y2="11.3cm" draw:start-shape="id33" draw:start-glue-point="2" draw:end-shape="id34" draw:end-glue-point="4" svg:d="M13353 10419l4 881" svg:viewBox="0 0 5 882">
          <text:p/>
        </draw:connector>
        <draw:connector draw:style-name="gr6" draw:text-style-name="P5" draw:layer="layout" draw:type="line" svg:x1="15.013cm" svg:y1="12.46cm" svg:x2="15.914cm" svg:y2="12.46cm" draw:start-shape="id34" draw:start-glue-point="7" draw:end-shape="id35" draw:end-glue-point="3" svg:d="M15013 12460h901" svg:viewBox="0 0 902 1">
          <text:p/>
        </draw:connector>
        <draw:connector draw:style-name="gr6" draw:text-style-name="P5" draw:layer="layout" draw:type="line" svg:x1="13.357cm" svg:y1="13.619cm" svg:x2="13.364cm" svg:y2="14.504cm" draw:start-shape="id34" draw:start-glue-point="6" draw:end-shape="id36" draw:end-glue-point="0" svg:d="M13357 13619l7 885" svg:viewBox="0 0 8 886">
          <text:p/>
        </draw:connector>
        <draw:custom-shape draw:style-name="gr40" draw:text-style-name="P4" xml:id="id37" draw:id="id37" draw:layer="layout" svg:width="2.823cm" svg:height="1cm" svg:x="11.956cm" svg:y="16.386cm">
          <draw:glue-point draw:id="4" svg:x="2.836cm" svg:y="5.09cm"/>
          <draw:glue-point draw:id="5" svg:x="-2.81cm" svg:y="5.04cm"/>
          <text:p text:style-name="P3">Put atoms </text:p>
          <text:p text:style-name="P3">back in bo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1.266cm" svg:height="1.275cm" svg:x="13.54cm" svg:y="13.589cm">
          <draw:text-box>
            <text:p><text:span text:style-name="T2">Yes</text:span></text:p>
          </draw:text-box>
        </draw:frame>
        <draw:connector draw:style-name="gr6" draw:text-style-name="P5" draw:layer="layout" svg:x1="17.422cm" svg:y1="12.96cm" svg:x2="14.779cm" svg:y2="16.886cm" draw:start-shape="id35" draw:start-glue-point="2" draw:end-shape="id37" draw:end-glue-point="1" svg:d="M17422 12960v3926h-2643" svg:viewBox="0 0 2644 3927">
          <text:p/>
        </draw:connector>
        <draw:connector draw:style-name="gr6" draw:text-style-name="P5" draw:layer="layout" draw:type="line" svg:x1="13.364cm" svg:y1="15.504cm" svg:x2="13.367cm" svg:y2="16.386cm" draw:start-shape="id36" draw:start-glue-point="2" draw:end-shape="id37" draw:end-glue-point="0" svg:d="M13364 15504l3 882" svg:viewBox="0 0 4 883">
          <text:p/>
        </draw:connector>
        <draw:custom-shape draw:style-name="gr41" draw:text-style-name="P4" xml:id="id38" draw:id="id38" draw:layer="layout" svg:width="2.617cm" svg:height="1cm" svg:x="12.086cm" svg:y="18.265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367cm" svg:y1="17.386cm" svg:x2="13.394cm" svg:y2="18.265cm" draw:start-shape="id37" draw:start-glue-point="2" draw:end-shape="id38" draw:end-glue-point="0" svg:d="M13367 17386l27 879" svg:viewBox="0 0 28 880">
          <text:p/>
        </draw:connector>
        <draw:connector draw:style-name="gr6" draw:text-style-name="P5" draw:layer="layout" draw:type="line" svg:x1="12.086cm" svg:y1="18.765cm" svg:x2="10.07cm" svg:y2="18.765cm" draw:start-shape="id38" draw:start-glue-point="3" draw:end-shape="id25" draw:end-glue-point="1" svg:d="M12086 18765h-2016" svg:viewBox="0 0 2017 1">
          <text:p/>
        </draw:connector>
        <draw:custom-shape draw:style-name="gr42" draw:text-style-name="P4" xml:id="id23" draw:id="id23" draw:layer="layout" svg:width="2.617cm" svg:height="1cm" svg:x="7.313cm" svg:y="11.563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8.626cm" svg:y1="10.688cm" svg:x2="8.621cm" svg:y2="11.563cm" draw:start-shape="id31" draw:start-glue-point="2" draw:end-shape="id23" draw:end-glue-point="0" svg:d="M8626 10688l-5 875" svg:viewBox="0 0 6 876">
          <text:p/>
        </draw:connector>
        <draw:custom-shape draw:style-name="gr43" draw:text-style-name="P4" xml:id="id39" draw:id="id39" draw:layer="layout" svg:width="2.617cm" svg:height="1cm" svg:x="4.028cm" svg:y="11.013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329cm" svg:y1="10.137cm" svg:x2="5.336cm" svg:y2="11.013cm" draw:start-shape="id22" draw:start-glue-point="2" draw:end-shape="id39" draw:end-glue-point="0" svg:d="M5329 10137l7 876" svg:viewBox="0 0 8 877">
          <text:p/>
        </draw:connector>
        <draw:custom-shape draw:style-name="gr44" draw:text-style-name="P4" xml:id="id40" draw:id="id40" draw:layer="layout" svg:width="4.194cm" svg:height="1cm" svg:x="2.052cm" svg:y="3.02cm">
          <draw:glue-point draw:id="4" svg:x="2.836cm" svg:y="5.09cm"/>
          <draw:glue-point draw:id="5" svg:x="-2.81cm" svg:y="5.04cm"/>
          <text:p text:style-name="P3">User supplied </text:p>
          <text:p text:style-name="P3">atomistic structure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xml:id="id41" draw:id="id41" draw:layer="layout" svg:width="2.854cm" svg:height="1cm" svg:x="6.444cm" svg:y="3.022cm">
          <draw:glue-point draw:id="4" svg:x="2.836cm" svg:y="5.09cm"/>
          <draw:glue-point draw:id="5" svg:x="-2.81cm" svg:y="5.04cm"/>
          <text:p text:style-name="P3">Coarsegrain </text:p>
          <text:p text:style-name="P3">structure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9cm" svg:y1="4.02cm" svg:x2="7.282cm" svg:y2="5.355cm" draw:start-shape="id40" draw:start-glue-point="2" draw:end-shape="id20" draw:end-glue-point="0" svg:d="M4149 4020v573h3133v762" svg:viewBox="0 0 3134 1336">
          <text:p/>
        </draw:connector>
        <draw:connector draw:style-name="gr6" draw:text-style-name="P5" draw:layer="layout" draw:line-skew="-0.096cm" svg:x1="7.871cm" svg:y1="4.022cm" svg:x2="7.282cm" svg:y2="5.355cm" draw:start-shape="id41" draw:start-glue-point="2" draw:end-shape="id20" draw:end-glue-point="0" svg:d="M7871 4022v571h-589v762" svg:viewBox="0 0 590 1334">
          <text:p/>
        </draw:connector>
        <draw:connector draw:style-name="gr6" draw:text-style-name="P5" draw:layer="layout" draw:line-skew="-0.092cm" svg:x1="11.76cm" svg:y1="4.015cm" svg:x2="7.282cm" svg:y2="5.355cm" draw:start-shape="id42" draw:start-glue-point="2" draw:end-shape="id20" draw:end-glue-point="0" svg:d="M11760 4015v579h-4478v761" svg:viewBox="0 0 4479 1341">
          <text:p/>
        </draw:connector>
      </draw:page>
      <draw:page draw:name="page3" draw:style-name="dp1" draw:master-page-name="Default">
        <draw:frame draw:style-name="gr46" draw:text-style-name="P10" draw:layer="layout" svg:width="9.1cm" svg:height="0.962cm" svg:x="6cm" svg:y="1.138cm">
          <draw:text-box>
            <text:p text:style-name="P9"><text:span text:style-name="T5">Prot</text:span><text:span text:style-name="T5">ein </text:span><text:span text:style-name="T5">Con</text:span><text:span text:style-name="T5">vers</text:span><text:span text:style-name="T5">ion</text:span></text:p>
          </draw:text-box>
        </draw:frame>
        <draw:custom-shape draw:style-name="gr47" draw:text-style-name="P4" xml:id="id43" draw:id="id43" draw:layer="layout" svg:width="3.33cm" svg:height="0.97cm" svg:x="7.902cm" svg:y="3.5cm">
          <text:p text:style-name="P3">Read in user</text:p>
          <text:p text:style-name="P6">atomi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xml:id="id68" draw:id="id68" draw:layer="layout" svg:width="3.4cm" svg:height="1cm" svg:x="12.4cm" svg:y="9.5cm">
          <draw:glue-point draw:id="4" svg:x="-3.085cm" svg:y="4.85cm"/>
          <draw:glue-point draw:id="5" svg:x="-2.988cm" svg:y="-5.16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xml:id="id45" draw:id="id45" draw:layer="layout" svg:width="4.5cm" svg:height="1cm" svg:x="7.352cm" svg:y="7.5cm">
          <draw:glue-point draw:id="4" svg:x="4.855cm" svg:y="-4.51cm"/>
          <text:p text:style-name="P3">Aligns user and </text:p>
          <text:p text:style-name="P3">CG protein cha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xml:id="id44" draw:id="id44" draw:layer="layout" svg:width="2.9cm" svg:height="1cm" svg:x="8.152cm" svg:y="5.5cm">
          <text:p text:style-name="P3">Check user</text:p>
          <text:p text:style-name="P3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50" draw:id="id50" draw:layer="layout" svg:width="3.99cm" svg:height="1cm" svg:x="3.144cm" svg:y="13.5cm">
          <text:p text:style-name="P3">Apply rotations </text:p>
          <text:p text:style-name="P3">to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66" draw:id="id66" draw:layer="layout" svg:width="2.9cm" svg:height="1cm" svg:x="13.576cm" svg:y="4.7cm">
          <draw:glue-point draw:id="4" svg:x="-3.193cm" svg:y="4.99cm"/>
          <draw:glue-point draw:id="5" svg:x="3.362cm" svg:y="4.93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xml:id="id67" draw:id="id67" draw:layer="layout" svg:width="3.66cm" svg:height="1cm" svg:x="10.048cm" svg:y="11.476cm">
          <draw:glue-point draw:id="4" svg:x="3.213cm" svg:y="-4.99cm"/>
          <draw:glue-point draw:id="5" svg:x="-3.215cm" svg:y="-4.94cm"/>
          <draw:glue-point draw:id="6" svg:x="-2.59cm" svg:y="4.74cm"/>
          <text:p text:style-name="P3">S-S bond</text:p>
          <text:p text:style-name="P3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62" draw:id="id62" draw:layer="layout" svg:width="3.51cm" svg:height="1cm" svg:x="14.806cm" svg:y="17.5cm">
          <text:p text:style-name="P3">Write out de</text:p>
          <text:p text:style-name="P3">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2" xml:id="id47" draw:id="id47" draw:layer="layout" svg:width="2.82cm" svg:height="1cm" svg:x="13.576cm" svg:y="2.4cm">
          <draw:glue-point draw:id="4" svg:x="-4.765cm" svg:y="4.68cm"/>
          <text:p text:style-name="P11"><text:span text:style-name="T6">Parsed CG</text:span></text:p>
          <text:p text:style-name="P11"><text:span text:style-name="T6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48" draw:id="id48" draw:layer="layout" svg:width="3.4cm" svg:height="1cm" svg:x="3.4cm" svg:y="9.5cm">
          <draw:glue-point draw:id="4" svg:x="1.794cm" svg:y="-5.05cm"/>
          <text:p text:style-name="P3">Center user </text:p>
          <text:p text:style-name="P3">to C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49" draw:id="id49" draw:layer="layout" svg:width="5cm" svg:height="1cm" svg:x="2.61cm" svg:y="11.5cm">
          <text:p text:style-name="P3">Find rotation</text:p>
          <text:p text:style-name="P3">based on backbon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46" draw:id="id46" draw:layer="layout" svg:width="3.51cm" svg:height="1cm" svg:x="7.853cm" svg:y="9.529cm">
          <draw:glue-point draw:id="4" svg:x="3.116cm" svg:y="4.88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xml:id="id54" draw:id="id54" draw:layer="layout" svg:width="3.51cm" svg:height="1cm" svg:x="3.444cm" svg:y="21.5cm">
          <text:p text:style-name="P3">Write out</text:p>
          <text:p text:style-name="P3"><text:s/>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xml:id="id51" draw:id="id51" draw:layer="layout" svg:width="5cm" svg:height="1cm" svg:x="2.634cm" svg:y="15.5cm">
          <text:p text:style-name="P3">Add in missing/PT</text:p>
          <text:p text:style-name="P3"><text:s/>residues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61" draw:id="id61" draw:layer="layout" svg:width="4.6cm" svg:height="1cm" svg:x="14.274cm" svg:y="19.5cm">
          <text:p text:style-name="P3">Minimise individual</text:p>
          <text:p text:style-name="P3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59" draw:id="id59" draw:layer="layout" svg:width="5.33cm" svg:height="1cm" svg:x="13.874cm" svg:y="21.5cm">
          <text:p text:style-name="P3">Merge de novo</text:p>
          <text:p text:style-name="P3">chains and fix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60" draw:id="id60" draw:layer="layout" svg:width="5.11cm" svg:height="1cm" svg:x="13.974cm" svg:y="23.5cm">
          <draw:glue-point draw:id="4" svg:x="-4.861cm" svg:y="4.65cm"/>
          <text:p text:style-name="P3">Write out minimised </text:p>
          <text:p text:style-name="P3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xml:id="id55" draw:id="id55" draw:layer="layout" svg:width="3.1cm" svg:height="1cm" svg:x="3.654cm" svg:y="23.5cm">
          <text:p text:style-name="P3">Merge user</text:p>
          <text:p text:style-name="P3">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6" draw:id="id56" draw:layer="layout" svg:width="4.9cm" svg:height="1cm" svg:x="2.764cm" svg:y="25.5cm">
          <text:p text:style-name="P3">Write out aligned</text:p>
          <text:p text:style-name="P3">merged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57" draw:id="id57" draw:layer="layout" svg:width="3.4cm" svg:height="1cm" svg:x="9.3cm" svg:y="25.5cm">
          <draw:glue-point draw:id="4" svg:x="4.855cm" svg:y="-4.41cm"/>
          <text:p text:style-name="P3">Steer aligned </text:p>
          <text:p text:style-name="P3">to de no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xml:id="id58" draw:id="id58" draw:layer="layout" svg:width="5.11cm" svg:height="1cm" svg:x="8.434cm" svg:y="27.5cm">
          <text:p text:style-name="P3">Write out ste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xml:id="id52" draw:id="id52" draw:layer="layout" svg:width="3.51cm" svg:height="1cm" svg:x="3.398cm" svg:y="17.5cm"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xml:id="id64" draw:id="id64" draw:layer="layout" svg:width="4.29cm" svg:height="1cm" svg:x="14.408cm" svg:y="13.5cm">
          <text:p text:style-name="P3">Correct backbone</text:p>
          <text:p text:style-name="P3">carbony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xml:id="id63" draw:id="id63" draw:layer="layout" svg:width="4.29cm" svg:height="1cm" svg:x="14.406cm" svg:y="15.5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" xml:id="id53" draw:id="id53" draw:layer="layout" svg:width="4.29cm" svg:height="1cm" svg:x="3.034cm" svg:y="19.5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xml:id="id65" draw:id="id65" draw:layer="layout" svg:width="3.51cm" svg:height="1cm" svg:x="14.8cm" svg:y="11.5cm">
          <draw:glue-point draw:id="4" svg:x="-1.578cm" svg:y="-5cm"/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67cm" svg:y1="4.47cm" svg:x2="9.602cm" svg:y2="5.5cm" draw:start-shape="id43" draw:start-glue-point="2" draw:end-shape="id44" draw:end-glue-point="0" svg:d="M9567 4470l35 1030" svg:viewBox="0 0 36 1031">
          <text:p/>
        </draw:connector>
        <draw:connector draw:style-name="gr6" draw:text-style-name="P5" draw:layer="layout" draw:type="line" svg:x1="9.602cm" svg:y1="6.5cm" svg:x2="9.602cm" svg:y2="7.5cm" draw:start-shape="id44" draw:start-glue-point="2" draw:end-shape="id45" draw:end-glue-point="0" svg:d="M9602 6500v1000" svg:viewBox="0 0 1 1001">
          <text:p/>
        </draw:connector>
        <draw:connector draw:style-name="gr6" draw:text-style-name="P5" draw:layer="layout" draw:type="line" svg:x1="9.602cm" svg:y1="8.5cm" svg:x2="9.608cm" svg:y2="9.529cm" draw:start-shape="id45" draw:start-glue-point="2" draw:end-shape="id46" draw:end-glue-point="0" svg:d="M9602 8500l6 1029" svg:viewBox="0 0 7 1030">
          <text:p/>
        </draw:connector>
        <draw:connector draw:style-name="gr6" draw:text-style-name="P5" draw:layer="layout" svg:x1="13.576cm" svg:y1="2.9cm" svg:x2="5.1cm" svg:y2="9.5cm" draw:start-shape="id47" draw:start-glue-point="3" draw:end-shape="id48" draw:end-glue-point="0" svg:d="M13576 2900h-8476v6600" svg:viewBox="0 0 8477 6601">
          <text:p/>
        </draw:connector>
        <draw:connector draw:style-name="gr6" draw:text-style-name="P5" draw:layer="layout" draw:type="line" svg:x1="5.1cm" svg:y1="10.5cm" svg:x2="5.11cm" svg:y2="11.5cm" draw:start-shape="id48" draw:start-glue-point="2" draw:end-shape="id49" draw:end-glue-point="0" svg:d="M5100 10500l10 1000" svg:viewBox="0 0 11 1001">
          <text:p/>
        </draw:connector>
        <draw:connector draw:style-name="gr6" draw:text-style-name="P5" draw:layer="layout" draw:type="line" svg:x1="5.11cm" svg:y1="12.5cm" svg:x2="5.139cm" svg:y2="13.5cm" draw:start-shape="id49" draw:start-glue-point="2" draw:end-shape="id50" draw:end-glue-point="0" svg:d="M5110 12500l29 1000" svg:viewBox="0 0 30 1001">
          <text:p/>
        </draw:connector>
        <draw:connector draw:style-name="gr6" draw:text-style-name="P5" draw:layer="layout" draw:type="line" svg:x1="5.139cm" svg:y1="14.5cm" svg:x2="5.134cm" svg:y2="15.5cm" draw:start-shape="id50" draw:start-glue-point="2" draw:end-shape="id51" draw:end-glue-point="0" svg:d="M5139 14500l-5 1000" svg:viewBox="0 0 6 1001">
          <text:p/>
        </draw:connector>
        <draw:connector draw:style-name="gr6" draw:text-style-name="P5" draw:layer="layout" draw:type="line" svg:x1="5.134cm" svg:y1="16.5cm" svg:x2="5.153cm" svg:y2="17.5cm" draw:start-shape="id51" draw:start-glue-point="2" draw:end-shape="id52" draw:end-glue-point="0" svg:d="M5134 16500l19 1000" svg:viewBox="0 0 20 1001">
          <text:p/>
        </draw:connector>
        <draw:connector draw:style-name="gr6" draw:text-style-name="P5" draw:layer="layout" draw:type="line" svg:x1="5.153cm" svg:y1="18.5cm" svg:x2="5.179cm" svg:y2="19.5cm" draw:start-shape="id52" draw:start-glue-point="2" draw:end-shape="id53" draw:end-glue-point="0" svg:d="M5153 18500l26 1000" svg:viewBox="0 0 27 1001">
          <text:p/>
        </draw:connector>
        <draw:connector draw:style-name="gr6" draw:text-style-name="P5" draw:layer="layout" draw:type="line" svg:x1="5.179cm" svg:y1="20.5cm" svg:x2="5.199cm" svg:y2="21.5cm" draw:start-shape="id53" draw:start-glue-point="2" draw:end-shape="id54" draw:end-glue-point="0" svg:d="M5179 20500l20 1000" svg:viewBox="0 0 21 1001">
          <text:p/>
        </draw:connector>
        <draw:connector draw:style-name="gr6" draw:text-style-name="P5" draw:layer="layout" draw:type="line" svg:x1="5.199cm" svg:y1="22.5cm" svg:x2="5.204cm" svg:y2="23.5cm" draw:start-shape="id54" draw:start-glue-point="2" draw:end-shape="id55" draw:end-glue-point="0" svg:d="M5199 22500l5 1000" svg:viewBox="0 0 6 1001">
          <text:p/>
        </draw:connector>
        <draw:connector draw:style-name="gr6" draw:text-style-name="P5" draw:layer="layout" draw:type="line" svg:x1="5.204cm" svg:y1="24.5cm" svg:x2="5.214cm" svg:y2="25.5cm" draw:start-shape="id55" draw:start-glue-point="2" draw:end-shape="id56" draw:end-glue-point="0" svg:d="M5204 24500l10 1000" svg:viewBox="0 0 11 1001">
          <text:p/>
        </draw:connector>
        <draw:connector draw:style-name="gr6" draw:text-style-name="P5" draw:layer="layout" draw:type="line" svg:x1="7.664cm" svg:y1="26cm" svg:x2="9.3cm" svg:y2="26cm" draw:start-shape="id56" draw:start-glue-point="1" draw:end-shape="id57" draw:end-glue-point="3" svg:d="M7664 26000h1636" svg:viewBox="0 0 1637 1">
          <text:p/>
        </draw:connector>
        <draw:connector draw:style-name="gr6" draw:text-style-name="P5" draw:layer="layout" draw:type="line" svg:x1="11cm" svg:y1="26.5cm" svg:x2="10.989cm" svg:y2="27.5cm" draw:start-shape="id57" draw:start-glue-point="2" draw:end-shape="id58" draw:end-glue-point="0" svg:d="M11000 26500l-11 1000" svg:viewBox="0 0 12 1001">
          <text:p/>
        </draw:connector>
        <draw:connector draw:style-name="gr6" draw:text-style-name="P5" draw:layer="layout" draw:type="line" svg:x1="16.539cm" svg:y1="22.5cm" svg:x2="16.529cm" svg:y2="23.5cm" draw:start-shape="id59" draw:start-glue-point="2" draw:end-shape="id60" draw:end-glue-point="0" svg:d="M16539 22500l-10 1000" svg:viewBox="0 0 11 1001">
          <text:p/>
        </draw:connector>
        <draw:connector draw:style-name="gr6" draw:text-style-name="P5" draw:layer="layout" draw:type="line" svg:x1="16.574cm" svg:y1="20.5cm" svg:x2="16.539cm" svg:y2="21.5cm" draw:start-shape="id61" draw:start-glue-point="2" draw:end-shape="id59" draw:end-glue-point="0" svg:d="M16574 20500l-35 1000" svg:viewBox="0 0 36 1001">
          <text:p/>
        </draw:connector>
        <draw:connector draw:style-name="gr6" draw:text-style-name="P5" draw:layer="layout" draw:type="line" svg:x1="16.561cm" svg:y1="18.5cm" svg:x2="16.574cm" svg:y2="19.5cm" draw:start-shape="id62" draw:start-glue-point="2" draw:end-shape="id61" draw:end-glue-point="0" svg:d="M16561 18500l13 1000" svg:viewBox="0 0 14 1001">
          <text:p/>
        </draw:connector>
        <draw:connector draw:style-name="gr6" draw:text-style-name="P5" draw:layer="layout" draw:type="line" svg:x1="16.551cm" svg:y1="16.5cm" svg:x2="16.561cm" svg:y2="17.5cm" draw:start-shape="id63" draw:start-glue-point="2" draw:end-shape="id62" draw:end-glue-point="0" svg:d="M16551 16500l10 1000" svg:viewBox="0 0 11 1001">
          <text:p/>
        </draw:connector>
        <draw:connector draw:style-name="gr6" draw:text-style-name="P5" draw:layer="layout" draw:type="line" svg:x1="16.553cm" svg:y1="14.5cm" svg:x2="16.551cm" svg:y2="15.5cm" draw:start-shape="id64" draw:start-glue-point="2" draw:end-shape="id63" draw:end-glue-point="0" svg:d="M16553 14500l-2 1000" svg:viewBox="0 0 3 1001">
          <text:p/>
        </draw:connector>
        <draw:connector draw:style-name="gr6" draw:text-style-name="P5" draw:layer="layout" draw:type="line" svg:x1="16.555cm" svg:y1="12.5cm" svg:x2="16.553cm" svg:y2="13.5cm" draw:start-shape="id65" draw:start-glue-point="2" draw:end-shape="id64" draw:end-glue-point="0" svg:d="M16555 12500l-2 1000" svg:viewBox="0 0 3 1001">
          <text:p/>
        </draw:connector>
        <draw:connector draw:style-name="gr6" draw:text-style-name="P5" draw:layer="layout" draw:type="line" svg:x1="14.406cm" svg:y1="16cm" svg:x2="7.634cm" svg:y2="16cm" draw:start-shape="id63" draw:start-glue-point="3" draw:end-shape="id51" draw:end-glue-point="1" svg:d="M14406 16000h-6772" svg:viewBox="0 0 6773 1">
          <text:p/>
        </draw:connector>
        <draw:connector draw:style-name="gr6" draw:text-style-name="P5" draw:layer="layout" draw:type="line" svg:x1="14.986cm" svg:y1="3.4cm" svg:x2="15.026cm" svg:y2="4.7cm" draw:start-shape="id47" draw:start-glue-point="2" draw:end-shape="id66" draw:end-glue-point="0" svg:d="M14986 3400l40 1300" svg:viewBox="0 0 41 1301">
          <text:p/>
        </draw:connector>
        <draw:connector draw:style-name="gr6" draw:text-style-name="P5" draw:layer="layout" draw:type="line" svg:x1="13.708cm" svg:y1="11.976cm" svg:x2="14.8cm" svg:y2="12cm" draw:start-shape="id67" draw:start-glue-point="1" draw:end-shape="id65" draw:end-glue-point="3" svg:d="M13708 11976l1092 24" svg:viewBox="0 0 1093 25">
          <text:p/>
        </draw:connector>
        <draw:connector draw:style-name="gr6" draw:text-style-name="P5" draw:layer="layout" draw:type="line" svg:x1="14.046cm" svg:y1="24.465cm" svg:x2="12.65cm" svg:y2="25.559cm" draw:start-shape="id60" draw:start-glue-point="4" draw:end-shape="id57" draw:end-glue-point="4" svg:d="M14046 24465l-1396 1094" svg:viewBox="0 0 1397 1095">
          <text:p/>
        </draw:connector>
        <draw:connector draw:style-name="gr6" draw:text-style-name="P5" draw:layer="layout" svg:x1="11.878cm" svg:y1="12.476cm" svg:x2="6.908cm" svg:y2="18cm" draw:start-shape="id67" draw:start-glue-point="2" draw:end-shape="id52" draw:end-glue-point="1" svg:d="M11878 12476v5524h-4970" svg:viewBox="0 0 4971 5525">
          <text:p/>
        </draw:connector>
        <draw:connector draw:style-name="gr6" draw:text-style-name="P5" draw:layer="layout" svg:x1="7.352cm" svg:y1="8cm" svg:x2="5.709cm" svg:y2="9.5cm" draw:start-shape="id45" draw:start-glue-point="3" draw:end-shape="id48" draw:end-glue-point="4" svg:d="M7352 8000h-1643v1500" svg:viewBox="0 0 1644 1501">
          <text:p/>
        </draw:connector>
        <draw:connector draw:style-name="gr6" draw:text-style-name="P5" draw:layer="layout" draw:type="line" svg:x1="14.101cm" svg:y1="5.699cm" svg:x2="14.1cm" svg:y2="9.5cm" draw:start-shape="id66" draw:start-glue-point="4" draw:end-shape="id68" draw:end-glue-point="0" svg:d="M14101 5699l-1 3801" svg:viewBox="0 0 2 3802">
          <text:p/>
        </draw:connector>
        <draw:connector draw:style-name="gr6" draw:text-style-name="P5" draw:layer="layout" draw:type="line" svg:x1="16cm" svg:y1="5.693cm" svg:x2="16.002cm" svg:y2="11.5cm" draw:start-shape="id66" draw:start-glue-point="5" draw:end-shape="id65" draw:end-glue-point="4" svg:d="M16000 5693l2 5807" svg:viewBox="0 0 3 5808">
          <text:p/>
        </draw:connector>
        <draw:connector draw:style-name="gr6" draw:text-style-name="P5" draw:layer="layout" draw:type="line" svg:x1="13.643cm" svg:y1="3.368cm" svg:x2="11.786cm" svg:y2="7.549cm" draw:start-shape="id47" draw:start-glue-point="4" draw:end-shape="id45" draw:end-glue-point="4" svg:d="M13643 3368l-1857 4181" svg:viewBox="0 0 1858 4182">
          <text:p/>
        </draw:connector>
        <draw:connector draw:style-name="gr6" draw:text-style-name="P5" draw:layer="layout" draw:type="line" svg:x1="10.701cm" svg:y1="10.517cm" svg:x2="10.702cm" svg:y2="11.482cm" draw:start-shape="id46" draw:start-glue-point="4" draw:end-shape="id67" draw:end-glue-point="5" svg:d="M10701 10517l1 965" svg:viewBox="0 0 2 966">
          <text:p/>
        </draw:connector>
        <draw:connector draw:style-name="gr6" draw:text-style-name="P5" draw:layer="layout" draw:type="line" svg:x1="13.052cm" svg:y1="10.485cm" svg:x2="13.053cm" svg:y2="11.477cm" draw:start-shape="id68" draw:start-glue-point="4" draw:end-shape="id67" draw:end-glue-point="4" svg:d="M13052 10485l1 992" svg:viewBox="0 0 2 993">
          <text:p/>
        </draw:connector>
      </draw:page>
      <draw:page draw:name="page4" draw:style-name="dp1" draw:master-page-name="Default">
        <draw:frame draw:style-name="gr1" draw:text-style-name="P10" draw:layer="layout" svg:width="9.1cm" svg:height="1.5cm" svg:x="5.9cm" svg:y="1.1cm">
          <draw:text-box>
            <text:p text:style-name="P9"><text:span text:style-name="T5">Non</text:span><text:span text:style-name="T5">-</text:span><text:span text:style-name="T5">Prot</text:span><text:span text:style-name="T5">ein </text:span><text:span text:style-name="T5">Con</text:span><text:span text:style-name="T5">vers</text:span><text:span text:style-name="T5">ion</text:span></text:p>
          </draw:text-box>
        </draw:frame>
        <draw:custom-shape draw:style-name="gr73" draw:text-style-name="P4" xml:id="id70" draw:id="id70" draw:layer="layout" svg:width="2.901cm" svg:height="1cm" svg:x="7.965cm" svg:y="6.8cm">
          <draw:glue-point draw:id="4" svg:x="-2.699cm" svg:y="-4.96cm"/>
          <draw:glue-point draw:id="6" svg:x="-1.351cm" svg:y="-4.96cm"/>
          <draw:glue-point draw:id="7" svg:x="1.289cm" svg:y="-5.02cm"/>
          <draw:glue-point draw:id="9" svg:x="2.637cm" svg:y="-4.99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2" xml:id="id69" draw:id="id69" draw:layer="layout" svg:width="2.79cm" svg:height="1cm" svg:x="8cm" svg:y="4.8cm">
          <draw:glue-point draw:id="4" svg:x="-2.734cm" svg:y="5cm"/>
          <draw:glue-point draw:id="6" svg:x="-1.354cm" svg:y="4.91cm"/>
          <draw:glue-point draw:id="7" svg:x="1.401cm" svg:y="4.97cm"/>
          <draw:glue-point draw:id="9" svg:x="2.835cm" svg:y="4.94cm"/>
          <text:p text:style-name="P11"><text:span text:style-name="T6">P</text:span><text:span text:style-name="T6">ar</text:span><text:span text:style-name="T6">se</text:span><text:span text:style-name="T6">d </text:span><text:span text:style-name="T6">C</text:span><text:span text:style-name="T6">G</text:span></text:p>
          <text:p text:style-name="P11"><text:span text:style-name="T6">no</text:span><text:span text:style-name="T6">n-</text:span><text:span text:style-name="T6">pr</text:span><text:span text:style-name="T6">ot</text:span><text:span text:style-name="T6">ei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7" draw:layer="layout" svg:x1="9.778cm" svg:y1="5.93cm" svg:x2="9.778cm" svg:y2="5.93cm">
          <text:p/>
        </draw:line>
        <draw:custom-shape draw:style-name="gr76" draw:text-style-name="P4" xml:id="id73" draw:id="id73" draw:layer="layout" svg:width="4.6cm" svg:height="1cm" svg:x="7.133cm" svg:y="14.271cm">
          <text:p text:style-name="P3">Minimise individual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75" draw:id="id75" draw:layer="layout" svg:width="3.99cm" svg:height="1cm" svg:x="7.443cm" svg:y="18.171cm">
          <text:p text:style-name="P3">Merge indivdual 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7" xml:id="id71" draw:id="id71" draw:layer="layout" svg:x1="9.4cm" svg:y1="5.8cm" svg:x2="9.4cm" svg:y2="5.8cm">
          <text:p/>
        </draw:line>
        <draw:line draw:style-name="gr75" draw:text-style-name="P7" draw:layer="layout" svg:x1="9.022cm" svg:y1="5.67cm" svg:x2="9.022cm" svg:y2="5.67cm">
          <text:p/>
        </draw:line>
        <draw:line draw:style-name="gr75" draw:text-style-name="P7" draw:layer="layout" svg:x1="8.644cm" svg:y1="5.539cm" svg:x2="8.644cm" svg:y2="5.539cm">
          <text:p/>
        </draw:line>
        <draw:line draw:style-name="gr75" draw:text-style-name="P7" draw:layer="layout" svg:x1="10.156cm" svg:y1="6.061cm" svg:x2="10.156cm" svg:y2="6.061cm">
          <text:p/>
        </draw:line>
        <draw:frame draw:style-name="gr1" draw:text-style-name="P14" draw:layer="layout" svg:width="4.6cm" svg:height="1.5cm" svg:x="10.842cm" svg:y="5.635cm">
          <draw:text-box>
            <text:p text:style-name="P13"><text:span text:style-name="T6">Paralised across </text:span><text:span text:style-name="T6">mulitple cores </text:span></text:p>
          </draw:text-box>
        </draw:frame>
        <draw:custom-shape draw:style-name="gr78" draw:text-style-name="P4" xml:id="id77" draw:id="id77" draw:layer="layout" svg:width="4.6cm" svg:height="1cm" svg:x="7.133cm" svg:y="22.171cm">
          <text:p text:style-name="P3">Minimise merged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" xml:id="id78" draw:id="id78" draw:layer="layout" svg:width="2.3cm" svg:height="2.4cm" svg:x="8.273cm" svg:y="8.854cm">
          <text:p text:style-name="P6">Sol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4" draw:layer="layout" svg:width="4.6cm" svg:height="1.5cm" svg:x="13.397cm" svg:y="13.13cm">
          <draw:text-box>
            <text:p text:style-name="P13"><text:span text:style-name="T6">Repeat for each</text:span></text:p>
            <text:p text:style-name="P13"><text:span text:style-name="T6">residue type. </text:span></text:p>
          </draw:text-box>
        </draw:frame>
        <draw:custom-shape draw:style-name="gr80" draw:text-style-name="P4" xml:id="id72" draw:id="id72" draw:layer="layout" svg:width="4.6cm" svg:height="1cm" svg:x="7.133cm" svg:y="12.2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74" draw:id="id74" draw:layer="layout" svg:width="4.6cm" svg:height="1cm" svg:x="7.133cm" svg:y="16.271cm">
          <text:p text:style-name="P3">Check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76" draw:id="id76" draw:layer="layout" svg:width="4.6cm" svg:height="1cm" svg:x="7.133cm" svg:y="20.1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8.633cm" svg:y1="5.8cm" svg:x2="8.633cm" svg:y2="6.804cm" draw:start-shape="id69" draw:start-glue-point="4" draw:end-shape="id70" draw:end-glue-point="4" svg:d="M8633 5800v1004" svg:viewBox="0 0 1 1005">
          <text:p/>
        </draw:connector>
        <draw:connector draw:style-name="gr6" draw:text-style-name="P5" draw:layer="layout" draw:type="line" svg:x1="9.018cm" svg:y1="5.791cm" svg:x2="9.024cm" svg:y2="6.804cm" draw:start-shape="id69" draw:start-glue-point="6" draw:end-shape="id70" draw:end-glue-point="6" svg:d="M9018 5791l6 1013" svg:viewBox="0 0 7 1014">
          <text:p/>
        </draw:connector>
        <draw:connector draw:style-name="gr6" draw:text-style-name="P5" draw:layer="layout" draw:type="line" svg:x1="9.4cm" svg:y1="5.8cm" svg:x2="9.415cm" svg:y2="6.8cm" draw:start-shape="id71" draw:start-glue-point="0" draw:end-shape="id70" draw:end-glue-point="0" svg:d="M9400 5800l15 1000" svg:viewBox="0 0 16 1001">
          <text:p/>
        </draw:connector>
        <draw:connector draw:style-name="gr6" draw:text-style-name="P5" draw:layer="layout" draw:type="line" svg:x1="9.785cm" svg:y1="5.797cm" svg:x2="9.788cm" svg:y2="6.8cm" draw:start-shape="id69" draw:start-glue-point="7" draw:end-shape="id70" draw:end-glue-point="7" svg:d="M9785 5797l3 1003" svg:viewBox="0 0 4 1004">
          <text:p/>
        </draw:connector>
        <draw:connector draw:style-name="gr6" draw:text-style-name="P5" draw:layer="layout" draw:type="line" svg:x1="10.185cm" svg:y1="5.794cm" svg:x2="10.179cm" svg:y2="6.801cm" draw:start-shape="id69" draw:start-glue-point="9" draw:end-shape="id70" draw:end-glue-point="9" svg:d="M10185 5794l-6 1007" svg:viewBox="0 0 7 1008">
          <text:p/>
        </draw:connector>
        <draw:connector draw:style-name="gr6" draw:text-style-name="P5" draw:layer="layout" draw:type="line" svg:x1="9.433cm" svg:y1="13.271cm" svg:x2="9.433cm" svg:y2="14.271cm" draw:start-shape="id72" draw:start-glue-point="2" draw:end-shape="id73" draw:end-glue-point="0" svg:d="M9433 13271v1000" svg:viewBox="0 0 1 1001">
          <text:p/>
        </draw:connector>
        <draw:connector draw:style-name="gr6" draw:text-style-name="P5" draw:layer="layout" draw:type="line" svg:x1="9.433cm" svg:y1="15.271cm" svg:x2="9.433cm" svg:y2="16.271cm" draw:start-shape="id73" draw:start-glue-point="2" draw:end-shape="id74" draw:end-glue-point="0" svg:d="M9433 15271v1000" svg:viewBox="0 0 1 1001">
          <text:p/>
        </draw:connector>
        <draw:connector draw:style-name="gr6" draw:text-style-name="P5" draw:layer="layout" draw:type="line" svg:x1="9.433cm" svg:y1="17.271cm" svg:x2="9.438cm" svg:y2="18.171cm" draw:start-shape="id74" draw:start-glue-point="2" draw:end-shape="id75" draw:end-glue-point="0" svg:d="M9433 17271l5 900" svg:viewBox="0 0 6 901">
          <text:p/>
        </draw:connector>
        <draw:connector draw:style-name="gr6" draw:text-style-name="P5" draw:layer="layout" draw:type="line" svg:x1="9.438cm" svg:y1="19.171cm" svg:x2="9.433cm" svg:y2="20.171cm" draw:start-shape="id75" draw:start-glue-point="2" draw:end-shape="id76" draw:end-glue-point="0" svg:d="M9438 19171l-5 1000" svg:viewBox="0 0 6 1001">
          <text:p/>
        </draw:connector>
        <draw:connector draw:style-name="gr6" draw:text-style-name="P5" draw:layer="layout" draw:type="line" svg:x1="9.433cm" svg:y1="21.171cm" svg:x2="9.433cm" svg:y2="22.171cm" draw:start-shape="id76" draw:start-glue-point="2" draw:end-shape="id77" draw:end-glue-point="0" svg:d="M9433 21171v1000" svg:viewBox="0 0 1 1001">
          <text:p/>
        </draw:connector>
        <draw:connector draw:style-name="gr6" draw:text-style-name="P5" draw:layer="layout" draw:line-skew="0.896cm" svg:x1="11.733cm" svg:y1="22.671cm" svg:x2="11.733cm" svg:y2="12.771cm" draw:start-shape="id77" draw:start-glue-point="1" draw:end-shape="id72" draw:end-glue-point="1" svg:d="M11733 22671h1424v-9900h-1424" svg:viewBox="0 0 1425 9901">
          <text:p/>
        </draw:connector>
        <draw:connector draw:style-name="gr6" draw:text-style-name="P5" draw:layer="layout" draw:type="line" svg:x1="9.415cm" svg:y1="7.8cm" svg:x2="9.423cm" svg:y2="8.854cm" draw:start-shape="id70" draw:start-glue-point="2" draw:end-shape="id78" draw:end-glue-point="4" svg:d="M9415 7800l8 1054" svg:viewBox="0 0 9 1055">
          <text:p/>
        </draw:connector>
        <draw:connector draw:style-name="gr6" draw:text-style-name="P5" draw:layer="layout" draw:type="line" svg:x1="9.423cm" svg:y1="11.254cm" svg:x2="9.433cm" svg:y2="12.271cm" draw:start-shape="id78" draw:start-glue-point="6" draw:end-shape="id72" svg:d="M9423 11254l10 1017" svg:viewBox="0 0 11 1018">
          <text:p/>
        </draw:connector>
        <draw:connector draw:style-name="gr6" draw:text-style-name="P5" draw:layer="layout" draw:line-skew="-0.595cm" svg:x1="8.273cm" svg:y1="10.054cm" svg:x2="7.133cm" svg:y2="22.671cm" draw:start-shape="id78" draw:start-glue-point="5" draw:end-shape="id77" draw:end-glue-point="3" svg:d="M8273 10054h-2262v12617h1122" svg:viewBox="0 0 2263 12618">
          <text:p/>
        </draw:connector>
        <draw:frame draw:style-name="gr83" draw:text-style-name="P8" draw:layer="layout" svg:width="1.086cm" svg:height="0.764cm" svg:x="9.5cm" svg:y="11.271cm">
          <draw:text-box>
            <text:p><text:span text:style-name="T2">No</text:span></text:p>
          </draw:text-box>
        </draw:frame>
        <draw:frame draw:style-name="gr13" draw:text-style-name="P8" draw:layer="layout" svg:width="1.261cm" svg:height="1.275cm" svg:x="7.182cm" svg:y="9.339cm">
          <draw:text-box>
            <text:p><text:span text:style-name="T2">Yes</text:span></text:p>
          </draw:text-box>
        </draw:frame>
      </draw:page>
      <draw:page draw:name="page5" draw:style-name="dp1" draw:master-page-name="Default">
        <draw:frame draw:style-name="gr1" draw:text-style-name="P10" draw:layer="layout" svg:width="9.1cm" svg:height="1.5cm" svg:x="5.99cm" svg:y="1.12cm">
          <draw:text-box>
            <text:p text:style-name="P9"><text:span text:style-name="T5">System </text:span><text:span text:style-name="T5">build</text:span></text:p>
          </draw:text-box>
        </draw:frame>
        <draw:custom-shape draw:style-name="gr84" draw:text-style-name="P4" xml:id="id80" draw:id="id80" draw:layer="layout" svg:width="3.51cm" svg:height="1cm" svg:x="8.526cm" svg:y="5.7cm">
          <draw:glue-point draw:id="4" svg:x="-4.846cm" svg:y="-4.5cm"/>
          <draw:glue-point draw:id="5" svg:x="4.854cm" svg:y="-4.39cm"/>
          <text:p text:style-name="P3">Merge all</text:p>
          <text:p text:style-name="P3">residue 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2" xml:id="id81" draw:id="id81" draw:layer="layout" svg:width="2.79cm" svg:height="1cm" svg:x="4.926cm" svg:y="3.9cm">
          <draw:glue-point draw:id="4" svg:x="4.824cm" svg:y="4.48cm"/>
          <text:p text:style-name="P11"><text:span text:style-name="T6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82" draw:id="id82" draw:layer="layout" svg:width="4.6cm" svg:height="1cm" svg:x="8cm" svg:y="7.7cm">
          <text:p text:style-name="P3">Minimis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85" draw:id="id85" draw:layer="layout" svg:width="4.29cm" svg:height="1cm" svg:x="13.1cm" svg:y="12.9cm">
          <text:p text:style-name="P3">Run alchembed </text:p>
          <text:p text:style-name="P3">on protein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6" xml:id="id84" draw:id="id84" draw:layer="layout" svg:width="3.6cm" svg:height="3.4cm" svg:x="8.5cm" svg:y="11.7cm">
          <text:p text:style-name="P15"><text:span text:style-name="T6">Abno</text:span><text:span text:style-name="T6">rmal </text:span></text:p>
          <text:p text:style-name="P15"><text:span text:style-name="T6">bond </text:span><text:span text:style-name="T6">lengt</text:span><text:span text:style-name="T6">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9" draw:text-style-name="P12" xml:id="id79" draw:id="id79" draw:layer="layout" svg:width="2.79cm" svg:height="1cm" svg:x="12.826cm" svg:y="4cm">
          <draw:glue-point draw:id="4" svg:x="-4.795cm" svg:y="4.49cm"/>
          <text:p text:style-name="P11"><text:span text:style-name="T6">N</text:span><text:span text:style-name="T6">on</text:span><text:span text:style-name="T6">-</text:span><text:span text:style-name="T6">pr</text:span><text:span text:style-name="T6">ot</text:span><text:span text:style-name="T6">ei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1.9cm" svg:height="0.9cm" svg:x="10.294cm" svg:y="15.18cm">
          <draw:text-box>
            <text:p text:style-name="P13"><text:span text:style-name="T6">No</text:span></text:p>
          </draw:text-box>
        </draw:frame>
        <draw:frame draw:style-name="gr46" draw:text-style-name="P14" draw:layer="layout" svg:width="1.4cm" svg:height="0.9cm" svg:x="11.816cm" svg:y="12.559cm">
          <draw:text-box>
            <text:p text:style-name="P13"><text:span text:style-name="T6">Yes</text:span></text:p>
          </draw:text-box>
        </draw:frame>
        <draw:custom-shape draw:style-name="gr90" draw:text-style-name="P4" xml:id="id83" draw:id="id83" draw:layer="layout" svg:width="2.79cm" svg:height="1cm" svg:x="8.9cm" svg:y="9.7cm">
          <text:p text:style-name="P3">Run NV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6" draw:id="id86" draw:layer="layout" svg:width="2.59cm" svg:height="1cm" svg:x="9cm" svg:y="16.1cm">
          <text:p text:style-name="P3">Run NP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87" draw:id="id87" draw:layer="layout" svg:width="3.1cm" svg:height="1cm" svg:x="8.748cm" svg:y="18.1cm">
          <draw:glue-point draw:id="4" svg:x="3.877cm" svg:y="4.92cm"/>
          <draw:glue-point draw:id="5" svg:x="-3.822cm" svg:y="5.02cm"/>
          <text:p text:style-name="P3">Equilibrated </text:p>
          <text:p text:style-name="P3"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8" draw:id="id88" draw:layer="layout" svg:width="6.2cm" svg:height="1cm" svg:x="3.526cm" svg:y="20.1cm">
          <draw:glue-point draw:id="4" svg:x="4.03cm" svg:y="-4.91cm"/>
          <text:p text:style-name="P3">Run low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90" draw:id="id90" draw:layer="layout" svg:width="6.2cm" svg:height="1cm" svg:x="3.526cm" svg:y="22.1cm">
          <text:p text:style-name="P3">Run mid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91" draw:id="id91" draw:layer="layout" svg:width="6.2cm" svg:height="1cm" svg:x="3.53cm" svg:y="24.1cm">
          <text:p text:style-name="P3">Run high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9" draw:id="id89" draw:layer="layout" svg:width="6.2cm" svg:height="1cm" svg:x="10.826cm" svg:y="20.1cm">
          <draw:glue-point draw:id="4" svg:x="-3.885cm" svg:y="-4.95cm"/>
          <text:p text:style-name="P3">Run low FC steered MD</text:p>
          <text:p text:style-name="P3">using steered templ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92" draw:id="id92" draw:layer="layout" svg:width="6.2cm" svg:height="1cm" svg:x="10.826cm" svg:y="22.083cm">
          <text:p text:style-name="P3">Run mid FC steered MD</text:p>
          <text:p text:style-name="P3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93" draw:id="id93" draw:layer="layout" svg:width="6.2cm" svg:height="1cm" svg:x="10.822cm" svg:y="24.1cm">
          <text:p text:style-name="P3">Run high FC steered MD</text:p>
          <text:p text:style-name="P3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2.884cm" svg:y1="4.949cm" svg:x2="11.984cm" svg:y2="5.761cm" draw:start-shape="id79" draw:start-glue-point="4" draw:end-shape="id80" draw:end-glue-point="5" svg:d="M12884 4949l-900 812" svg:viewBox="0 0 901 813">
          <text:p/>
        </draw:connector>
        <draw:connector draw:style-name="gr6" draw:text-style-name="P5" draw:layer="layout" draw:type="line" svg:x1="7.666cm" svg:y1="4.848cm" svg:x2="8.581cm" svg:y2="5.75cm" draw:start-shape="id81" draw:start-glue-point="4" draw:end-shape="id80" draw:end-glue-point="4" svg:d="M7666 4848l915 902" svg:viewBox="0 0 916 903">
          <text:p/>
        </draw:connector>
        <draw:connector draw:style-name="gr6" draw:text-style-name="P5" draw:layer="layout" draw:type="line" svg:x1="10.281cm" svg:y1="6.7cm" svg:x2="10.3cm" svg:y2="7.7cm" draw:start-shape="id80" draw:start-glue-point="2" draw:end-shape="id82" draw:end-glue-point="0" svg:d="M10281 6700l19 1000" svg:viewBox="0 0 20 1001">
          <text:p/>
        </draw:connector>
        <draw:connector draw:style-name="gr6" draw:text-style-name="P5" draw:layer="layout" draw:type="line" svg:x1="10.3cm" svg:y1="8.7cm" svg:x2="10.295cm" svg:y2="9.7cm" draw:start-shape="id82" draw:start-glue-point="2" draw:end-shape="id83" draw:end-glue-point="0" svg:d="M10300 8700l-5 1000" svg:viewBox="0 0 6 1001">
          <text:p/>
        </draw:connector>
        <draw:connector draw:style-name="gr6" draw:text-style-name="P5" draw:layer="layout" draw:type="line" svg:x1="10.295cm" svg:y1="10.7cm" svg:x2="10.3cm" svg:y2="11.7cm" draw:start-shape="id83" draw:start-glue-point="2" draw:end-shape="id84" draw:end-glue-point="4" svg:d="M10295 10700l5 1000" svg:viewBox="0 0 6 1001">
          <text:p/>
        </draw:connector>
        <draw:connector draw:style-name="gr6" draw:text-style-name="P5" draw:layer="layout" draw:type="line" svg:x1="12.1cm" svg:y1="13.4cm" svg:x2="13.1cm" svg:y2="13.4cm" draw:start-shape="id84" draw:start-glue-point="7" draw:end-shape="id85" draw:end-glue-point="3" svg:d="M12100 13400h1000" svg:viewBox="0 0 1001 1">
          <text:p/>
        </draw:connector>
        <draw:connector draw:style-name="gr6" draw:text-style-name="P5" draw:layer="layout" draw:type="line" svg:x1="10.3cm" svg:y1="15.1cm" svg:x2="10.295cm" svg:y2="16.1cm" draw:start-shape="id84" draw:start-glue-point="6" draw:end-shape="id86" draw:end-glue-point="0" svg:d="M10300 15100l-5 1000" svg:viewBox="0 0 6 1001">
          <text:p/>
        </draw:connector>
        <draw:connector draw:style-name="gr6" draw:text-style-name="P5" draw:layer="layout" draw:type="line" svg:x1="10.295cm" svg:y1="17.1cm" svg:x2="10.298cm" svg:y2="18.1cm" draw:start-shape="id86" draw:start-glue-point="2" draw:end-shape="id87" draw:end-glue-point="0" svg:d="M10295 17100l3 1000" svg:viewBox="0 0 4 1001">
          <text:p/>
        </draw:connector>
        <draw:connector draw:style-name="gr6" draw:text-style-name="P5" draw:layer="layout" svg:x1="15.245cm" svg:y1="13.9cm" svg:x2="11.848cm" svg:y2="18.6cm" draw:start-shape="id85" draw:start-glue-point="2" draw:end-shape="id87" draw:end-glue-point="1" svg:d="M15245 13900v4700h-3397" svg:viewBox="0 0 3398 4701">
          <text:p/>
        </draw:connector>
        <draw:connector draw:style-name="gr6" draw:text-style-name="P5" draw:layer="layout" draw:type="line" svg:x1="9.114cm" svg:y1="19.1cm" svg:x2="9.124cm" svg:y2="20.109cm" draw:start-shape="id87" draw:start-glue-point="5" draw:end-shape="id88" draw:end-glue-point="4" svg:d="M9114 19100l10 1009" svg:viewBox="0 0 11 1010">
          <text:p/>
        </draw:connector>
        <draw:connector draw:style-name="gr6" draw:text-style-name="P5" draw:layer="layout" draw:type="line" svg:x1="11.499cm" svg:y1="19.092cm" svg:x2="11.518cm" svg:y2="20.105cm" draw:start-shape="id87" draw:start-glue-point="4" draw:end-shape="id89" draw:end-glue-point="4" svg:d="M11499 19092l19 1013" svg:viewBox="0 0 20 1014">
          <text:p/>
        </draw:connector>
        <draw:connector draw:style-name="gr6" draw:text-style-name="P5" draw:layer="layout" draw:type="line" svg:x1="6.626cm" svg:y1="21.1cm" svg:x2="6.626cm" svg:y2="22.1cm" draw:start-shape="id88" draw:start-glue-point="2" draw:end-shape="id90" draw:end-glue-point="0" svg:d="M6626 21100v1000" svg:viewBox="0 0 1 1001">
          <text:p/>
        </draw:connector>
        <draw:connector draw:style-name="gr6" draw:text-style-name="P5" draw:layer="layout" draw:type="line" svg:x1="6.626cm" svg:y1="23.1cm" svg:x2="6.63cm" svg:y2="24.1cm" draw:start-shape="id90" draw:start-glue-point="2" draw:end-shape="id91" draw:end-glue-point="0" svg:d="M6626 23100l4 1000" svg:viewBox="0 0 5 1001">
          <text:p/>
        </draw:connector>
        <draw:connector draw:style-name="gr6" draw:text-style-name="P5" draw:layer="layout" draw:type="line" svg:x1="13.926cm" svg:y1="21.1cm" svg:x2="13.926cm" svg:y2="22.083cm" draw:start-shape="id89" draw:start-glue-point="2" draw:end-shape="id92" draw:end-glue-point="0" svg:d="M13926 21100v983" svg:viewBox="0 0 1 984">
          <text:p/>
        </draw:connector>
        <draw:connector draw:style-name="gr6" draw:text-style-name="P5" draw:layer="layout" draw:type="line" svg:x1="13.926cm" svg:y1="23.083cm" svg:x2="13.922cm" svg:y2="24.1cm" draw:start-shape="id92" draw:start-glue-point="2" draw:end-shape="id93" draw:end-glue-point="0" svg:d="M13926 23083l-4 1017" svg:viewBox="0 0 5 10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2-27T10:58:28.319081877</dc:date>
    <meta:editing-duration>PT2H43M26S</meta:editing-duration>
    <meta:editing-cycles>21</meta:editing-cycles>
    <meta:generator>LibreOffice/6.0.7.3$Linux_X86_64 LibreOffice_project/00m0$Build-3</meta:generator>
    <meta:document-statistic meta:object-count="222"/>
  </office:meta>
</office:document-meta>
</file>